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nerControlImpl.innerMetho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ControlImpl.onAcqu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ControlImpl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ControlImpl.on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ControlImpl.innerMetho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